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186.24pt"/>
    </style:style>
    <style:style style:name="co3" style:family="table-column">
      <style:table-column-properties fo:break-before="auto" style:column-width="165.66pt"/>
    </style:style>
    <style:style style:name="co4" style:family="table-column">
      <style:table-column-properties fo:break-before="auto" style:column-width="168.01pt"/>
    </style:style>
    <style:style style:name="co5" style:family="table-column">
      <style:table-column-properties fo:break-before="auto" style:column-width="191.85pt"/>
    </style:style>
    <style:style style:name="co6" style:family="table-column">
      <style:table-column-properties fo:break-before="auto" style:column-width="171.24pt"/>
    </style:style>
    <style:style style:name="co7" style:family="table-column">
      <style:table-column-properties fo:break-before="auto" style:column-width="173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throughput_write-on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Number of Clients</text:p>
          </table:table-cell>
          <table:table-cell office:value-type="string" calcext:value-type="string">
            <text:p>Mean Throughput [req/s] - 8 WORKERS</text:p>
          </table:table-cell>
          <table:table-cell table:style-name="Default"/>
          <table:table-cell office:value-type="string" calcext:value-type="string">
            <text:p>Std Dev Throughput - 8 WORKERS</text:p>
          </table:table-cell>
          <table:table-cell office:value-type="string" calcext:value-type="string">
            <text:p>Response Time [ms] - 8 WORKERS</text:p>
          </table:table-cell>
          <table:table-cell office:value-type="string" calcext:value-type="string">
            <text:p>Mean Throughput [req/s] - 16 WORKERS</text:p>
          </table:table-cell>
          <table:table-cell table:style-name="Default"/>
          <table:table-cell office:value-type="string" calcext:value-type="string">
            <text:p>Std Dev Throughput - 16 WORKERS</text:p>
          </table:table-cell>
          <table:table-cell office:value-type="string" calcext:value-type="string">
            <text:p>Response Time [ms] - 16 WORKERS</text:p>
          </table:table-cell>
          <table:table-cell office:value-type="string" calcext:value-type="string">
            <text:p>Mean Throughput [req/s] - 32 WORKERS</text:p>
          </table:table-cell>
          <table:table-cell/>
          <table:table-cell office:value-type="string" calcext:value-type="string">
            <text:p>Std Dev Throughput - 32 WORKERS</text:p>
          </table:table-cell>
          <table:table-cell office:value-type="string" calcext:value-type="string">
            <text:p>Response Time [ms] - 32 WORKERS</text:p>
          </table:table-cell>
          <table:table-cell office:value-type="string" calcext:value-type="string">
            <text:p>Mean Throughput [req/s] - 64 WORKERS</text:p>
          </table:table-cell>
          <table:table-cell/>
          <table:table-cell office:value-type="string" calcext:value-type="string">
            <text:p>Std Dev Throughput - 64 WORKERS</text:p>
          </table:table-cell>
          <table:table-cell office:value-type="string" calcext:value-type="string">
            <text:p>Response Time [ms] - 64 WORK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9.57292333" calcext:value-type="float">
            <text:p>1459.57292333</text:p>
          </table:table-cell>
          <table:table-cell table:style-name="Default"/>
          <table:table-cell office:value-type="float" office:value="54.5331245686" calcext:value-type="float">
            <text:p>54.5331245686</text:p>
          </table:table-cell>
          <table:table-cell office:value-type="float" office:value="1.3702638409" calcext:value-type="float">
            <text:p>1.3702638409</text:p>
          </table:table-cell>
          <table:table-cell office:value-type="float" office:value="1410.8076852" calcext:value-type="float">
            <text:p>1410.8076852</text:p>
          </table:table-cell>
          <table:table-cell table:style-name="Default"/>
          <table:table-cell office:value-type="float" office:value="10.6113314436" calcext:value-type="float">
            <text:p>10.6113314436</text:p>
          </table:table-cell>
          <table:table-cell office:value-type="float" office:value="1.41762766178" calcext:value-type="float">
            <text:p>1.4176276618</text:p>
          </table:table-cell>
          <table:table-cell office:value-type="float" office:value="1408.74293564" calcext:value-type="float">
            <text:p>1408.74293564</text:p>
          </table:table-cell>
          <table:table-cell/>
          <table:table-cell office:value-type="float" office:value="15.7135669919" calcext:value-type="float">
            <text:p>15.7135669919</text:p>
          </table:table-cell>
          <table:table-cell office:value-type="float" office:value="1.41970543341" calcext:value-type="float">
            <text:p>1.4197054334</text:p>
          </table:table-cell>
          <table:table-cell office:value-type="float" office:value="1377.25196668" calcext:value-type="float">
            <text:p>1377.25196668</text:p>
          </table:table-cell>
          <table:table-cell/>
          <table:table-cell office:value-type="float" office:value="28.3233080048" calcext:value-type="float">
            <text:p>28.3233080048</text:p>
          </table:table-cell>
          <table:table-cell office:value-type="float" office:value="1.45216710405" calcext:value-type="float">
            <text:p>1.4521671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9.9594842" calcext:value-type="float">
            <text:p>4299.9594842</text:p>
          </table:table-cell>
          <table:table-cell table:style-name="Default"/>
          <table:table-cell office:value-type="float" office:value="40.4621919006" calcext:value-type="float">
            <text:p>40.4621919006</text:p>
          </table:table-cell>
          <table:table-cell office:value-type="float" office:value="2.32560330783" calcext:value-type="float">
            <text:p>2.3256033078</text:p>
          </table:table-cell>
          <table:table-cell office:value-type="float" office:value="4768.93302957" calcext:value-type="float">
            <text:p>4768.93302957</text:p>
          </table:table-cell>
          <table:table-cell table:style-name="Default"/>
          <table:table-cell office:value-type="float" office:value="38.3940008288" calcext:value-type="float">
            <text:p>38.3940008288</text:p>
          </table:table-cell>
          <table:table-cell office:value-type="float" office:value="2.09690510183" calcext:value-type="float">
            <text:p>2.0969051018</text:p>
          </table:table-cell>
          <table:table-cell office:value-type="float" office:value="5129.81123849" calcext:value-type="float">
            <text:p>5129.81123849</text:p>
          </table:table-cell>
          <table:table-cell/>
          <table:table-cell office:value-type="float" office:value="151.306299303" calcext:value-type="float">
            <text:p>151.306299303</text:p>
          </table:table-cell>
          <table:table-cell office:value-type="float" office:value="1.94938946778" calcext:value-type="float">
            <text:p>1.9493894678</text:p>
          </table:table-cell>
          <table:table-cell office:value-type="float" office:value="5555.41177487" calcext:value-type="float">
            <text:p>5555.41177487</text:p>
          </table:table-cell>
          <table:table-cell/>
          <table:table-cell office:value-type="float" office:value="494.379521263" calcext:value-type="float">
            <text:p>494.379521263</text:p>
          </table:table-cell>
          <table:table-cell office:value-type="float" office:value="1.80004658615" calcext:value-type="float">
            <text:p>1.8000465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85.86224114" calcext:value-type="float">
            <text:p>6085.86224114</text:p>
          </table:table-cell>
          <table:table-cell table:style-name="Default"/>
          <table:table-cell office:value-type="float" office:value="139.821654229" calcext:value-type="float">
            <text:p>139.821654229</text:p>
          </table:table-cell>
          <table:table-cell office:value-type="float" office:value="2.6290440641" calcext:value-type="float">
            <text:p>2.6290440641</text:p>
          </table:table-cell>
          <table:table-cell office:value-type="float" office:value="6201.89151756" calcext:value-type="float">
            <text:p>6201.89151756</text:p>
          </table:table-cell>
          <table:table-cell table:style-name="Default"/>
          <table:table-cell office:value-type="float" office:value="340.484477504" calcext:value-type="float">
            <text:p>340.484477504</text:p>
          </table:table-cell>
          <table:table-cell office:value-type="float" office:value="2.57985808922" calcext:value-type="float">
            <text:p>2.5798580892</text:p>
          </table:table-cell>
          <table:table-cell office:value-type="float" office:value="6590.05897494" calcext:value-type="float">
            <text:p>6590.05897494</text:p>
          </table:table-cell>
          <table:table-cell/>
          <table:table-cell office:value-type="float" office:value="290.231434646" calcext:value-type="float">
            <text:p>290.231434646</text:p>
          </table:table-cell>
          <table:table-cell office:value-type="float" office:value="2.42789936491" calcext:value-type="float">
            <text:p>2.4278993649</text:p>
          </table:table-cell>
          <table:table-cell office:value-type="float" office:value="6600.20761009" calcext:value-type="float">
            <text:p>6600.20761009</text:p>
          </table:table-cell>
          <table:table-cell/>
          <table:table-cell office:value-type="float" office:value="506.365614479" calcext:value-type="float">
            <text:p>506.365614479</text:p>
          </table:table-cell>
          <table:table-cell office:value-type="float" office:value="2.42416616949" calcext:value-type="float">
            <text:p>2.42416616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91.8097935" calcext:value-type="float">
            <text:p>7291.8097935</text:p>
          </table:table-cell>
          <table:table-cell table:style-name="Default"/>
          <table:table-cell office:value-type="float" office:value="189.897515711" calcext:value-type="float">
            <text:p>189.897515711</text:p>
          </table:table-cell>
          <table:table-cell office:value-type="float" office:value="4.11420495728" calcext:value-type="float">
            <text:p>4.1142049573</text:p>
          </table:table-cell>
          <table:table-cell office:value-type="float" office:value="8344.78477195" calcext:value-type="float">
            <text:p>8344.78477195</text:p>
          </table:table-cell>
          <table:table-cell table:style-name="Default"/>
          <table:table-cell office:value-type="float" office:value="652.138482908" calcext:value-type="float">
            <text:p>652.138482908</text:p>
          </table:table-cell>
          <table:table-cell office:value-type="float" office:value="3.59505976725" calcext:value-type="float">
            <text:p>3.5950597673</text:p>
          </table:table-cell>
          <table:table-cell office:value-type="float" office:value="8429.04311296" calcext:value-type="float">
            <text:p>8429.04311296</text:p>
          </table:table-cell>
          <table:table-cell/>
          <table:table-cell office:value-type="float" office:value="581.837756964" calcext:value-type="float">
            <text:p>581.837756964</text:p>
          </table:table-cell>
          <table:table-cell office:value-type="float" office:value="3.55912285629" calcext:value-type="float">
            <text:p>3.5591228563</text:p>
          </table:table-cell>
          <table:table-cell office:value-type="float" office:value="7945.72299515" calcext:value-type="float">
            <text:p>7945.72299515</text:p>
          </table:table-cell>
          <table:table-cell/>
          <table:table-cell office:value-type="float" office:value="502.326473919" calcext:value-type="float">
            <text:p>502.326473919</text:p>
          </table:table-cell>
          <table:table-cell office:value-type="float" office:value="3.77561614196" calcext:value-type="float">
            <text:p>3.7756161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74.62989506" calcext:value-type="float">
            <text:p>7074.62989506</text:p>
          </table:table-cell>
          <table:table-cell table:formula="of:=([.B6]-[.B5])/[.B5]" office:value-type="percentage" office:value="-0.0297840871594862" calcext:value-type="percentage">
            <text:p>-2.98%</text:p>
          </table:table-cell>
          <table:table-cell office:value-type="float" office:value="65.1250832153" calcext:value-type="float">
            <text:p>65.1250832153</text:p>
          </table:table-cell>
          <table:table-cell office:value-type="float" office:value="6.21940661952" calcext:value-type="float">
            <text:p>6.2194066195</text:p>
          </table:table-cell>
          <table:table-cell office:value-type="float" office:value="8778.78784014" calcext:value-type="float">
            <text:p>8778.78784014</text:p>
          </table:table-cell>
          <table:table-cell table:formula="of:=([.F6]-[.F5])/[.F5]" office:value-type="percentage" office:value="0.0520088989771011" calcext:value-type="percentage">
            <text:p>5.20%</text:p>
          </table:table-cell>
          <table:table-cell office:value-type="float" office:value="1083.13690119" calcext:value-type="float">
            <text:p>1083.13690119</text:p>
          </table:table-cell>
          <table:table-cell office:value-type="float" office:value="5.01208148565" calcext:value-type="float">
            <text:p>5.0120814857</text:p>
          </table:table-cell>
          <table:table-cell office:value-type="float" office:value="8946.91355108" calcext:value-type="float">
            <text:p>8946.91355108</text:p>
          </table:table-cell>
          <table:table-cell/>
          <table:table-cell office:value-type="float" office:value="1395.54428011" calcext:value-type="float">
            <text:p>1395.54428011</text:p>
          </table:table-cell>
          <table:table-cell office:value-type="float" office:value="4.91789707688" calcext:value-type="float">
            <text:p>4.9178970769</text:p>
          </table:table-cell>
          <table:table-cell office:value-type="float" office:value="9367.13587477" calcext:value-type="float">
            <text:p>9367.13587477</text:p>
          </table:table-cell>
          <table:table-cell/>
          <table:table-cell office:value-type="float" office:value="707.923480834" calcext:value-type="float">
            <text:p>707.923480834</text:p>
          </table:table-cell>
          <table:table-cell office:value-type="float" office:value="4.69727359443" calcext:value-type="float">
            <text:p>4.69727359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23.69566922" calcext:value-type="float">
            <text:p>7123.69566922</text:p>
          </table:table-cell>
          <table:table-cell table:formula="of:=([.B7]-[.B6])/[.B6]" office:value-type="percentage" office:value="0.006935454559151" calcext:value-type="percentage">
            <text:p>0.69%</text:p>
          </table:table-cell>
          <table:table-cell office:value-type="float" office:value="157.078156492" calcext:value-type="float">
            <text:p>157.078156492</text:p>
          </table:table-cell>
          <table:table-cell office:value-type="float" office:value="7.86108820482" calcext:value-type="float">
            <text:p>7.8610882048</text:p>
          </table:table-cell>
          <table:table-cell office:value-type="float" office:value="9319.30683159" calcext:value-type="float">
            <text:p>9319.30683159</text:p>
          </table:table-cell>
          <table:table-cell table:formula="of:=([.F7]-[.F6])/[.F6]" office:value-type="percentage" office:value="0.0615710279474507" calcext:value-type="percentage">
            <text:p>6.16%</text:p>
          </table:table-cell>
          <table:table-cell office:value-type="float" office:value="469.235008004" calcext:value-type="float">
            <text:p>469.235008004</text:p>
          </table:table-cell>
          <table:table-cell office:value-type="float" office:value="6.00903060839" calcext:value-type="float">
            <text:p>6.0090306084</text:p>
          </table:table-cell>
          <table:table-cell office:value-type="float" office:value="9844.47446822" calcext:value-type="float">
            <text:p>9844.47446822</text:p>
          </table:table-cell>
          <table:table-cell/>
          <table:table-cell office:value-type="float" office:value="567.141825684" calcext:value-type="float">
            <text:p>567.141825684</text:p>
          </table:table-cell>
          <table:table-cell office:value-type="float" office:value="5.68847023585" calcext:value-type="float">
            <text:p>5.6884702359</text:p>
          </table:table-cell>
          <table:table-cell office:value-type="float" office:value="10323.5868824" calcext:value-type="float">
            <text:p>10323.5868824</text:p>
          </table:table-cell>
          <table:table-cell/>
          <table:table-cell office:value-type="float" office:value="310.135525818" calcext:value-type="float">
            <text:p>310.135525818</text:p>
          </table:table-cell>
          <table:table-cell office:value-type="float" office:value="5.42447122668" calcext:value-type="float">
            <text:p>5.42447122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58.78114789" calcext:value-type="float">
            <text:p>6658.78114789</text:p>
          </table:table-cell>
          <table:table-cell table:formula="of:=([.B8]-[.B7])/[.B7]" office:value-type="percentage" office:value="-0.0652631082120476" calcext:value-type="percentage">
            <text:p>-6.53%</text:p>
          </table:table-cell>
          <table:table-cell office:value-type="float" office:value="183.30625289" calcext:value-type="float">
            <text:p>183.30625289</text:p>
          </table:table-cell>
          <table:table-cell office:value-type="float" office:value="9.61136859412" calcext:value-type="float">
            <text:p>9.6113685941</text:p>
          </table:table-cell>
          <table:table-cell office:value-type="float" office:value="8782.74743424" calcext:value-type="float">
            <text:p>8782.74743424</text:p>
          </table:table-cell>
          <table:table-cell table:formula="of:=([.F8]-[.F7])/[.F7]" office:value-type="percentage" office:value="-0.0575750328909876" calcext:value-type="percentage">
            <text:p>-5.76%</text:p>
          </table:table-cell>
          <table:table-cell office:value-type="float" office:value="484.627846808" calcext:value-type="float">
            <text:p>484.627846808</text:p>
          </table:table-cell>
          <table:table-cell office:value-type="float" office:value="7.28701360015" calcext:value-type="float">
            <text:p>7.2870136002</text:p>
          </table:table-cell>
          <table:table-cell office:value-type="float" office:value="10326.4320719" calcext:value-type="float">
            <text:p>10326.4320719</text:p>
          </table:table-cell>
          <table:table-cell table:style-name="ce1"/>
          <table:table-cell office:value-type="float" office:value="820.126028259" calcext:value-type="float">
            <text:p>820.126028259</text:p>
          </table:table-cell>
          <table:table-cell office:value-type="float" office:value="6.19768759957" calcext:value-type="float">
            <text:p>6.1976875996</text:p>
          </table:table-cell>
          <table:table-cell office:value-type="float" office:value="10310.7356683" calcext:value-type="float">
            <text:p>10310.7356683</text:p>
          </table:table-cell>
          <table:table-cell/>
          <table:table-cell office:value-type="float" office:value="291.892810569" calcext:value-type="float">
            <text:p>291.892810569</text:p>
          </table:table-cell>
          <table:table-cell office:value-type="float" office:value="6.20712256222" calcext:value-type="float">
            <text:p>6.20712256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16.9403586" calcext:value-type="float">
            <text:p>7316.9403586</text:p>
          </table:table-cell>
          <table:table-cell table:formula="of:=([.B9]-[.B8])/[.B8]" office:value-type="percentage" office:value="0.0988407932461564" calcext:value-type="percentage">
            <text:p>9.88%</text:p>
          </table:table-cell>
          <table:table-cell office:value-type="float" office:value="243.669126268" calcext:value-type="float">
            <text:p>243.669126268</text:p>
          </table:table-cell>
          <table:table-cell office:value-type="float" office:value="11.4802083772" calcext:value-type="float">
            <text:p>11.4802083772</text:p>
          </table:table-cell>
          <table:table-cell office:value-type="float" office:value="9553.6347861" calcext:value-type="float">
            <text:p>9553.6347861</text:p>
          </table:table-cell>
          <table:table-cell table:formula="of:=([.F9]-[.F8])/[.F8]" office:value-type="percentage" office:value="0.0877729158935682" calcext:value-type="percentage">
            <text:p>8.78%</text:p>
          </table:table-cell>
          <table:table-cell office:value-type="float" office:value="282.498954099" calcext:value-type="float">
            <text:p>282.498954099</text:p>
          </table:table-cell>
          <table:table-cell office:value-type="float" office:value="8.79246505447" calcext:value-type="float">
            <text:p>8.7924650545</text:p>
          </table:table-cell>
          <table:table-cell office:value-type="float" office:value="11053.9488455" calcext:value-type="float">
            <text:p>11053.9488455</text:p>
          </table:table-cell>
          <table:table-cell table:style-name="ce1" table:formula="of:=([.J9]-[.J8])/[.J8]" office:value-type="percentage" office:value="0.0704519013473876" calcext:value-type="percentage">
            <text:p>7.05%</text:p>
          </table:table-cell>
          <table:table-cell office:value-type="float" office:value="522.365307015" calcext:value-type="float">
            <text:p>522.365307015</text:p>
          </table:table-cell>
          <table:table-cell office:value-type="float" office:value="7.59909433034" calcext:value-type="float">
            <text:p>7.5990943303</text:p>
          </table:table-cell>
          <table:table-cell office:value-type="float" office:value="10450.0284156" calcext:value-type="float">
            <text:p>10450.0284156</text:p>
          </table:table-cell>
          <table:table-cell table:style-name="ce1" table:formula="of:=([.N9]-[.N8])/[.N8]" office:value-type="percentage" office:value="0.0135094867894103" calcext:value-type="percentage">
            <text:p>1.35%</text:p>
          </table:table-cell>
          <table:table-cell office:value-type="float" office:value="303.143867462" calcext:value-type="float">
            <text:p>303.143867462</text:p>
          </table:table-cell>
          <table:table-cell office:value-type="float" office:value="8.03825565434" calcext:value-type="float">
            <text:p>8.03825565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13.72934562" calcext:value-type="float">
            <text:p>7013.72934562</text:p>
          </table:table-cell>
          <table:table-cell table:formula="of:=([.B10]-[.B9])/[.B9]" office:value-type="percentage" office:value="-0.0414395906102501" calcext:value-type="percentage">
            <text:p>-4.14%</text:p>
          </table:table-cell>
          <table:table-cell office:value-type="float" office:value="253.42510015" calcext:value-type="float">
            <text:p>253.42510015</text:p>
          </table:table-cell>
          <table:table-cell office:value-type="float" office:value="14.8280600627" calcext:value-type="float">
            <text:p>14.8280600627</text:p>
          </table:table-cell>
          <table:table-cell office:value-type="float" office:value="9609.34153193" calcext:value-type="float">
            <text:p>9609.34153193</text:p>
          </table:table-cell>
          <table:table-cell table:formula="of:=([.F10]-[.F9])/[.F9]" office:value-type="percentage" office:value="0.00583094780962853" calcext:value-type="percentage">
            <text:p>0.58%</text:p>
          </table:table-cell>
          <table:table-cell office:value-type="float" office:value="135.410966418" calcext:value-type="float">
            <text:p>135.410966418</text:p>
          </table:table-cell>
          <table:table-cell office:value-type="float" office:value="10.8228019219" calcext:value-type="float">
            <text:p>10.8228019219</text:p>
          </table:table-cell>
          <table:table-cell office:value-type="float" office:value="11110.7795524" calcext:value-type="float">
            <text:p>11110.7795524</text:p>
          </table:table-cell>
          <table:table-cell table:style-name="ce1" table:formula="of:=([.J10]-[.J9])/[.J9]" office:value-type="percentage" office:value="0.00514121312612512" calcext:value-type="percentage">
            <text:p>0.51%</text:p>
          </table:table-cell>
          <table:table-cell office:value-type="float" office:value="906.022273307" calcext:value-type="float">
            <text:p>906.022273307</text:p>
          </table:table-cell>
          <table:table-cell office:value-type="float" office:value="9.36027931338" calcext:value-type="float">
            <text:p>9.3602793134</text:p>
          </table:table-cell>
          <table:table-cell office:value-type="float" office:value="11842.0157614" calcext:value-type="float">
            <text:p>11842.0157614</text:p>
          </table:table-cell>
          <table:table-cell table:style-name="ce1" table:formula="of:=([.N10]-[.N9])/[.N9]" office:value-type="percentage" office:value="0.1332041684903" calcext:value-type="percentage">
            <text:p>13.32%</text:p>
          </table:table-cell>
          <table:table-cell office:value-type="float" office:value="520.364109169" calcext:value-type="float">
            <text:p>520.364109169</text:p>
          </table:table-cell>
          <table:table-cell office:value-type="float" office:value="8.78228859811" calcext:value-type="float">
            <text:p>8.78228859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920.99471496" calcext:value-type="float">
            <text:p>6920.99471496</text:p>
          </table:table-cell>
          <table:table-cell table:formula="of:=([.B11]-[.B10])/[.B10]" office:value-type="percentage" office:value="-0.0132218718587867" calcext:value-type="percentage">
            <text:p>-1.32%</text:p>
          </table:table-cell>
          <table:table-cell office:value-type="float" office:value="361.502383911" calcext:value-type="float">
            <text:p>361.502383911</text:p>
          </table:table-cell>
          <table:table-cell office:value-type="float" office:value="18.4944513429" calcext:value-type="float">
            <text:p>18.4944513429</text:p>
          </table:table-cell>
          <table:table-cell office:value-type="float" office:value="9347.45919473" calcext:value-type="float">
            <text:p>9347.45919473</text:p>
          </table:table-cell>
          <table:table-cell table:formula="of:=([.F11]-[.F10])/[.F10]" office:value-type="percentage" office:value="-0.0272528909842382" calcext:value-type="percentage">
            <text:p>-2.73%</text:p>
          </table:table-cell>
          <table:table-cell office:value-type="float" office:value="275.359688915" calcext:value-type="float">
            <text:p>275.359688915</text:p>
          </table:table-cell>
          <table:table-cell office:value-type="float" office:value="13.6935607135" calcext:value-type="float">
            <text:p>13.6935607135</text:p>
          </table:table-cell>
          <table:table-cell office:value-type="float" office:value="10725.1832009" calcext:value-type="float">
            <text:p>10725.1832009</text:p>
          </table:table-cell>
          <table:table-cell table:style-name="ce1" table:formula="of:=([.J11]-[.J10])/[.J10]" office:value-type="percentage" office:value="-0.0347047072333198" calcext:value-type="percentage">
            <text:p>-3.47%</text:p>
          </table:table-cell>
          <table:table-cell office:value-type="float" office:value="995.695285756" calcext:value-type="float">
            <text:p>995.695285756</text:p>
          </table:table-cell>
          <table:table-cell office:value-type="float" office:value="11.934528073" calcext:value-type="float">
            <text:p>11.934528073</text:p>
          </table:table-cell>
          <table:table-cell office:value-type="float" office:value="11648.674798" calcext:value-type="float">
            <text:p>11648.674798</text:p>
          </table:table-cell>
          <table:table-cell table:style-name="ce1" table:formula="of:=([.N11]-[.N10])/[.N10]" office:value-type="percentage" office:value="-0.0163266936386126" calcext:value-type="percentage">
            <text:p>-1.63%</text:p>
          </table:table-cell>
          <table:table-cell office:value-type="float" office:value="416.808165419" calcext:value-type="float">
            <text:p>416.808165419</text:p>
          </table:table-cell>
          <table:table-cell office:value-type="float" office:value="10.9883744048" calcext:value-type="float">
            <text:p>10.988374404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AVERAGE([.C6:.C11])" office:value-type="percentage" office:value="-0.00732206833921053" calcext:value-type="percentage">
            <text:p>-0.73%</text:p>
          </table:table-cell>
          <table:table-cell table:number-columns-repeated="3"/>
          <table:table-cell table:formula="of:=AVERAGE([.G7:.G11])" office:value-type="percentage" office:value="0.0140693935550843" calcext:value-type="percentage">
            <text:p>1.41%</text:p>
          </table:table-cell>
          <table:table-cell table:number-columns-repeated="3"/>
          <table:table-cell table:style-name="ce1" table:formula="of:=AVERAGE([.K9:.K11])" office:value-type="percentage" office:value="0.0136294690800643" calcext:value-type="percentage">
            <text:p>1.36%</text:p>
          </table:table-cell>
          <table:table-cell table:number-columns-repeated="3"/>
          <table:table-cell table:style-name="ce1" table:formula="of:=AVERAGE([.O9:.O11])" office:value-type="percentage" office:value="0.0434623205470324" calcext:value-type="percentage">
            <text:p>4.3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01:11:09.863980560</dc:date>
    <meta:editing-duration>PT1H25M2S</meta:editing-duration>
    <meta:editing-cycles>1</meta:editing-cycles>
    <meta:document-statistic meta:table-count="1" meta:cell-count="165" meta:object-count="0"/>
    <meta:generator>LibreOffice/5.1.6.2$Linux_X86_64 LibreOffice_project/10m0$Build-2</meta:generator>
  </office:meta>
</office:document-meta>
</file>